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==10" table:style-name="ta1">
        <table:shapes>
          <draw:frame draw:z-index="0" draw:style-name="gr1" draw:text-style-name="P1" svg:width="6.3031in" svg:height="3.5469in" svg:x="2.9988in" svg:y="1.1646in">
            <draw:object draw:notify-on-update-of-ranges="'p==10'.A2:'p==10'.A514 'p==10'.B2:'p==10'.B5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d == 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7" calcext:value-type="float">
            <text:p>42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97" calcext:value-type="float">
            <text:p>43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17" calcext:value-type="float">
            <text:p>45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37" calcext:value-type="float">
            <text:p>46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57" calcext:value-type="float">
            <text:p>47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77" calcext:value-type="float">
            <text:p>48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97" calcext:value-type="float">
            <text:p>49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17" calcext:value-type="float">
            <text:p>51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37" calcext:value-type="float">
            <text:p>52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57" calcext:value-type="float">
            <text:p>53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77" calcext:value-type="float">
            <text:p>54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97" calcext:value-type="float">
            <text:p>55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37" calcext:value-type="float">
            <text:p>58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57" calcext:value-type="float">
            <text:p>59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77" calcext:value-type="float">
            <text:p>60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97" calcext:value-type="float">
            <text:p>61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17" calcext:value-type="float">
            <text:p>63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36" calcext:value-type="float">
            <text:p>64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56" calcext:value-type="float">
            <text:p>65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76" calcext:value-type="float">
            <text:p>66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96" calcext:value-type="float">
            <text:p>67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16" calcext:value-type="float">
            <text:p>69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36" calcext:value-type="float">
            <text:p>70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6" calcext:value-type="float">
            <text:p>71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56" calcext:value-type="float">
            <text:p>72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66" calcext:value-type="float">
            <text:p>73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6" calcext:value-type="float">
            <text:p>74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86" calcext:value-type="float">
            <text:p>75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6" calcext:value-type="float">
            <text:p>76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06" calcext:value-type="float">
            <text:p>78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16" calcext:value-type="float">
            <text:p>79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26" calcext:value-type="float">
            <text:p>8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36" calcext:value-type="float">
            <text:p>81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46" calcext:value-type="float">
            <text:p>82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56" calcext:value-type="float">
            <text:p>83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66" calcext:value-type="float">
            <text:p>84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76" calcext:value-type="float">
            <text:p>85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86" calcext:value-type="float">
            <text:p>86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96" calcext:value-type="float">
            <text:p>87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06" calcext:value-type="float">
            <text:p>89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16" calcext:value-type="float">
            <text:p>90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26" calcext:value-type="float">
            <text:p>91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46" calcext:value-type="float">
            <text:p>92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66" calcext:value-type="float">
            <text:p>93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86" calcext:value-type="float">
            <text:p>94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6" calcext:value-type="float">
            <text:p>9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06" calcext:value-type="float">
            <text:p>97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16" calcext:value-type="float">
            <text:p>98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26" calcext:value-type="float">
            <text:p>99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6" calcext:value-type="float">
            <text:p>100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76" calcext:value-type="float">
            <text:p>102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96" calcext:value-type="float">
            <text:p>103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16" calcext:value-type="float">
            <text:p>105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36" calcext:value-type="float">
            <text:p>106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56" calcext:value-type="float">
            <text:p>107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76" calcext:value-type="float">
            <text:p>1087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96" calcext:value-type="float">
            <text:p>109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16" calcext:value-type="float">
            <text:p>111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36" calcext:value-type="float">
            <text:p>112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56" calcext:value-type="float">
            <text:p>113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76" calcext:value-type="float">
            <text:p>114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96" calcext:value-type="float">
            <text:p>115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16" calcext:value-type="float">
            <text:p>117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836" calcext:value-type="float">
            <text:p>118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56" calcext:value-type="float">
            <text:p>119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76" calcext:value-type="float">
            <text:p>120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96" calcext:value-type="float">
            <text:p>121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16" calcext:value-type="float">
            <text:p>123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36" calcext:value-type="float">
            <text:p>124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56" calcext:value-type="float">
            <text:p>125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76" calcext:value-type="float">
            <text:p>126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96" calcext:value-type="float">
            <text:p>127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16" calcext:value-type="float">
            <text:p>129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36" calcext:value-type="float">
            <text:p>130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56" calcext:value-type="float">
            <text:p>131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76" calcext:value-type="float">
            <text:p>132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396" calcext:value-type="float">
            <text:p>133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516" calcext:value-type="float">
            <text:p>135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35" calcext:value-type="float">
            <text:p>136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755" calcext:value-type="float">
            <text:p>137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75" calcext:value-type="float">
            <text:p>138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95" calcext:value-type="float">
            <text:p>139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15" calcext:value-type="float">
            <text:p>141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235" calcext:value-type="float">
            <text:p>142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55" calcext:value-type="float">
            <text:p>143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75" calcext:value-type="float">
            <text:p>144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95" calcext:value-type="float">
            <text:p>1459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15" calcext:value-type="float">
            <text:p>147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35" calcext:value-type="float">
            <text:p>148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55" calcext:value-type="float">
            <text:p>149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75" calcext:value-type="float">
            <text:p>150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195" calcext:value-type="float">
            <text:p>1519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315" calcext:value-type="float">
            <text:p>153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35" calcext:value-type="float">
            <text:p>154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555" calcext:value-type="float">
            <text:p>1555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675" calcext:value-type="float">
            <text:p>156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795" calcext:value-type="float">
            <text:p>157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915" calcext:value-type="float">
            <text:p>159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35" calcext:value-type="float">
            <text:p>160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155" calcext:value-type="float">
            <text:p>1615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75" calcext:value-type="float">
            <text:p>1627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395" calcext:value-type="float">
            <text:p>163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15" calcext:value-type="float">
            <text:p>165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35" calcext:value-type="float">
            <text:p>1663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755" calcext:value-type="float">
            <text:p>167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75" calcext:value-type="float">
            <text:p>1687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995" calcext:value-type="float">
            <text:p>169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115" calcext:value-type="float">
            <text:p>171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235" calcext:value-type="float">
            <text:p>1723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355" calcext:value-type="float">
            <text:p>173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75" calcext:value-type="float">
            <text:p>1747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95" calcext:value-type="float">
            <text:p>175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715" calcext:value-type="float">
            <text:p>177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835" calcext:value-type="float">
            <text:p>178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955" calcext:value-type="float">
            <text:p>1795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75" calcext:value-type="float">
            <text:p>1807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195" calcext:value-type="float">
            <text:p>181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315" calcext:value-type="float">
            <text:p>183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435" calcext:value-type="float">
            <text:p>184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555" calcext:value-type="float">
            <text:p>1855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75" calcext:value-type="float">
            <text:p>1867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95" calcext:value-type="float">
            <text:p>1879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915" calcext:value-type="float">
            <text:p>189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035" calcext:value-type="float">
            <text:p>190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155" calcext:value-type="float">
            <text:p>191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275" calcext:value-type="float">
            <text:p>1927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395" calcext:value-type="float">
            <text:p>193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515" calcext:value-type="float">
            <text:p>1951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635" calcext:value-type="float">
            <text:p>1963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755" calcext:value-type="float">
            <text:p>197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875" calcext:value-type="float">
            <text:p>1987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95" calcext:value-type="float">
            <text:p>199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15" calcext:value-type="float">
            <text:p>2011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35" calcext:value-type="float">
            <text:p>202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55" calcext:value-type="float">
            <text:p>2035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475" calcext:value-type="float">
            <text:p>204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95" calcext:value-type="float">
            <text:p>2059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715" calcext:value-type="float">
            <text:p>207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34" calcext:value-type="float">
            <text:p>2083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954" calcext:value-type="float">
            <text:p>2095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074" calcext:value-type="float">
            <text:p>2107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194" calcext:value-type="float">
            <text:p>2119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314" calcext:value-type="float">
            <text:p>2131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434" calcext:value-type="float">
            <text:p>214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554" calcext:value-type="float">
            <text:p>2155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674" calcext:value-type="float">
            <text:p>2167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794" calcext:value-type="float">
            <text:p>21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914" calcext:value-type="float">
            <text:p>219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34" calcext:value-type="float">
            <text:p>220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154" calcext:value-type="float">
            <text:p>221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274" calcext:value-type="float">
            <text:p>2227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394" calcext:value-type="float">
            <text:p>223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514" calcext:value-type="float">
            <text:p>225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634" calcext:value-type="float">
            <text:p>226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754" calcext:value-type="float">
            <text:p>2275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874" calcext:value-type="float">
            <text:p>2287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994" calcext:value-type="float">
            <text:p>229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114" calcext:value-type="float">
            <text:p>231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34" calcext:value-type="float">
            <text:p>232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354" calcext:value-type="float">
            <text:p>233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474" calcext:value-type="float">
            <text:p>2347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594" calcext:value-type="float">
            <text:p>235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714" calcext:value-type="float">
            <text:p>237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34" calcext:value-type="float">
            <text:p>238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954" calcext:value-type="float">
            <text:p>239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74" calcext:value-type="float">
            <text:p>2407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194" calcext:value-type="float">
            <text:p>2419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314" calcext:value-type="float">
            <text:p>243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434" calcext:value-type="float">
            <text:p>244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554" calcext:value-type="float">
            <text:p>245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74" calcext:value-type="float">
            <text:p>246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794" calcext:value-type="float">
            <text:p>247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14" calcext:value-type="float">
            <text:p>249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34" calcext:value-type="float">
            <text:p>250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54" calcext:value-type="float">
            <text:p>251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74" calcext:value-type="float">
            <text:p>252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94" calcext:value-type="float">
            <text:p>253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4" calcext:value-type="float">
            <text:p>255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34" calcext:value-type="float">
            <text:p>256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754" calcext:value-type="float">
            <text:p>257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874" calcext:value-type="float">
            <text:p>258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994" calcext:value-type="float">
            <text:p>259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114" calcext:value-type="float">
            <text:p>261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234" calcext:value-type="float">
            <text:p>262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354" calcext:value-type="float">
            <text:p>263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74" calcext:value-type="float">
            <text:p>264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94" calcext:value-type="float">
            <text:p>265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714" calcext:value-type="float">
            <text:p>267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834" calcext:value-type="float">
            <text:p>268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54" calcext:value-type="float">
            <text:p>269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74" calcext:value-type="float">
            <text:p>270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194" calcext:value-type="float">
            <text:p>271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314" calcext:value-type="float">
            <text:p>273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34" calcext:value-type="float">
            <text:p>274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554" calcext:value-type="float">
            <text:p>275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674" calcext:value-type="float">
            <text:p>276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794" calcext:value-type="float">
            <text:p>277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914" calcext:value-type="float">
            <text:p>279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33" calcext:value-type="float">
            <text:p>280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153" calcext:value-type="float">
            <text:p>281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273" calcext:value-type="float">
            <text:p>282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393" calcext:value-type="float">
            <text:p>283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513" calcext:value-type="float">
            <text:p>285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633" calcext:value-type="float">
            <text:p>286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753" calcext:value-type="float">
            <text:p>287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73" calcext:value-type="float">
            <text:p>288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93" calcext:value-type="float">
            <text:p>2899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113" calcext:value-type="float">
            <text:p>291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233" calcext:value-type="float">
            <text:p>292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353" calcext:value-type="float">
            <text:p>2935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73" calcext:value-type="float">
            <text:p>294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593" calcext:value-type="float">
            <text:p>295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713" calcext:value-type="float">
            <text:p>297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833" calcext:value-type="float">
            <text:p>298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953" calcext:value-type="float">
            <text:p>2995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73" calcext:value-type="float">
            <text:p>3007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193" calcext:value-type="float">
            <text:p>301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313" calcext:value-type="float">
            <text:p>303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433" calcext:value-type="float">
            <text:p>304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553" calcext:value-type="float">
            <text:p>3055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73" calcext:value-type="float">
            <text:p>3067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93" calcext:value-type="float">
            <text:p>307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913" calcext:value-type="float">
            <text:p>30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033" calcext:value-type="float">
            <text:p>310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153" calcext:value-type="float">
            <text:p>3115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73" calcext:value-type="float">
            <text:p>3127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393" calcext:value-type="float">
            <text:p>3139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513" calcext:value-type="float">
            <text:p>3151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633" calcext:value-type="float">
            <text:p>316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753" calcext:value-type="float">
            <text:p>317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873" calcext:value-type="float">
            <text:p>3187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93" calcext:value-type="float">
            <text:p>319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113" calcext:value-type="float">
            <text:p>321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233" calcext:value-type="float">
            <text:p>322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353" calcext:value-type="float">
            <text:p>3235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473" calcext:value-type="float">
            <text:p>3247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593" calcext:value-type="float">
            <text:p>3259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713" calcext:value-type="float">
            <text:p>327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833" calcext:value-type="float">
            <text:p>3283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953" calcext:value-type="float">
            <text:p>3295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073" calcext:value-type="float">
            <text:p>330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193" calcext:value-type="float">
            <text:p>331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313" calcext:value-type="float">
            <text:p>333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433" calcext:value-type="float">
            <text:p>334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553" calcext:value-type="float">
            <text:p>335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673" calcext:value-type="float">
            <text:p>336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793" calcext:value-type="float">
            <text:p>337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913" calcext:value-type="float">
            <text:p>339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033" calcext:value-type="float">
            <text:p>340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153" calcext:value-type="float">
            <text:p>3415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273" calcext:value-type="float">
            <text:p>3427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393" calcext:value-type="float">
            <text:p>3439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513" calcext:value-type="float">
            <text:p>345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633" calcext:value-type="float">
            <text:p>346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753" calcext:value-type="float">
            <text:p>347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873" calcext:value-type="float">
            <text:p>348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993" calcext:value-type="float">
            <text:p>349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113" calcext:value-type="float">
            <text:p>351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232" calcext:value-type="float">
            <text:p>352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352" calcext:value-type="float">
            <text:p>353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472" calcext:value-type="float">
            <text:p>3547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592" calcext:value-type="float">
            <text:p>355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712" calcext:value-type="float">
            <text:p>357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832" calcext:value-type="float">
            <text:p>358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952" calcext:value-type="float">
            <text:p>359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072" calcext:value-type="float">
            <text:p>360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192" calcext:value-type="float">
            <text:p>361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312" calcext:value-type="float">
            <text:p>363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432" calcext:value-type="float">
            <text:p>364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552" calcext:value-type="float">
            <text:p>365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672" calcext:value-type="float">
            <text:p>3667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792" calcext:value-type="float">
            <text:p>3679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912" calcext:value-type="float">
            <text:p>369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032" calcext:value-type="float">
            <text:p>370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152" calcext:value-type="float">
            <text:p>371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272" calcext:value-type="float">
            <text:p>3727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92" calcext:value-type="float">
            <text:p>373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12" calcext:value-type="float">
            <text:p>375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632" calcext:value-type="float">
            <text:p>376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752" calcext:value-type="float">
            <text:p>377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872" calcext:value-type="float">
            <text:p>378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92" calcext:value-type="float">
            <text:p>379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112" calcext:value-type="float">
            <text:p>381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232" calcext:value-type="float">
            <text:p>3823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352" calcext:value-type="float">
            <text:p>383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72" calcext:value-type="float">
            <text:p>384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92" calcext:value-type="float">
            <text:p>385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712" calcext:value-type="float">
            <text:p>387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832" calcext:value-type="float">
            <text:p>388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952" calcext:value-type="float">
            <text:p>389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72" calcext:value-type="float">
            <text:p>390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92" calcext:value-type="float">
            <text:p>391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312" calcext:value-type="float">
            <text:p>393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432" calcext:value-type="float">
            <text:p>394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552" calcext:value-type="float">
            <text:p>395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672" calcext:value-type="float">
            <text:p>396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792" calcext:value-type="float">
            <text:p>3979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912" calcext:value-type="float">
            <text:p>399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32" calcext:value-type="float">
            <text:p>400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152" calcext:value-type="float">
            <text:p>401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272" calcext:value-type="float">
            <text:p>402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392" calcext:value-type="float">
            <text:p>403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512" calcext:value-type="float">
            <text:p>405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632" calcext:value-type="float">
            <text:p>406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52" calcext:value-type="float">
            <text:p>407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872" calcext:value-type="float">
            <text:p>408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992" calcext:value-type="float">
            <text:p>409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112" calcext:value-type="float">
            <text:p>411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232" calcext:value-type="float">
            <text:p>412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352" calcext:value-type="float">
            <text:p>413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472" calcext:value-type="float">
            <text:p>414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592" calcext:value-type="float">
            <text:p>415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2" calcext:value-type="float">
            <text:p>417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832" calcext:value-type="float">
            <text:p>418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072" calcext:value-type="float">
            <text:p>420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92" calcext:value-type="float">
            <text:p>4219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312" calcext:value-type="float">
            <text:p>423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431" calcext:value-type="float">
            <text:p>424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551" calcext:value-type="float">
            <text:p>425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671" calcext:value-type="float">
            <text:p>426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791" calcext:value-type="float">
            <text:p>4279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911" calcext:value-type="float">
            <text:p>429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031" calcext:value-type="float">
            <text:p>430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151" calcext:value-type="float">
            <text:p>431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271" calcext:value-type="float">
            <text:p>4327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391" calcext:value-type="float">
            <text:p>433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511" calcext:value-type="float">
            <text:p>435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631" calcext:value-type="float">
            <text:p>436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751" calcext:value-type="float">
            <text:p>4375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871" calcext:value-type="float">
            <text:p>4387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991" calcext:value-type="float">
            <text:p>439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111" calcext:value-type="float">
            <text:p>441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31" calcext:value-type="float">
            <text:p>442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351" calcext:value-type="float">
            <text:p>443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471" calcext:value-type="float">
            <text:p>4447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591" calcext:value-type="float">
            <text:p>445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711" calcext:value-type="float">
            <text:p>447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831" calcext:value-type="float">
            <text:p>448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951" calcext:value-type="float">
            <text:p>449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071" calcext:value-type="float">
            <text:p>4507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191" calcext:value-type="float">
            <text:p>451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311" calcext:value-type="float">
            <text:p>453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431" calcext:value-type="float">
            <text:p>454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551" calcext:value-type="float">
            <text:p>4555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671" calcext:value-type="float">
            <text:p>4567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791" calcext:value-type="float">
            <text:p>457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911" calcext:value-type="float">
            <text:p>459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031" calcext:value-type="float">
            <text:p>460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151" calcext:value-type="float">
            <text:p>4615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271" calcext:value-type="float">
            <text:p>462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391" calcext:value-type="float">
            <text:p>463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511" calcext:value-type="float">
            <text:p>465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631" calcext:value-type="float">
            <text:p>466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751" calcext:value-type="float">
            <text:p>4675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871" calcext:value-type="float">
            <text:p>468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991" calcext:value-type="float">
            <text:p>469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111" calcext:value-type="float">
            <text:p>471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231" calcext:value-type="float">
            <text:p>472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351" calcext:value-type="float">
            <text:p>4735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471" calcext:value-type="float">
            <text:p>4747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591" calcext:value-type="float">
            <text:p>475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11" calcext:value-type="float">
            <text:p>477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831" calcext:value-type="float">
            <text:p>478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951" calcext:value-type="float">
            <text:p>4795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071" calcext:value-type="float">
            <text:p>480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191" calcext:value-type="float">
            <text:p>481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311" calcext:value-type="float">
            <text:p>483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431" calcext:value-type="float">
            <text:p>484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51" calcext:value-type="float">
            <text:p>4855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671" calcext:value-type="float">
            <text:p>486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791" calcext:value-type="float">
            <text:p>487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911" calcext:value-type="float">
            <text:p>489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031" calcext:value-type="float">
            <text:p>490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151" calcext:value-type="float">
            <text:p>4915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71" calcext:value-type="float">
            <text:p>492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391" calcext:value-type="float">
            <text:p>493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511" calcext:value-type="float">
            <text:p>495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630" calcext:value-type="float">
            <text:p>496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750" calcext:value-type="float">
            <text:p>497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70" calcext:value-type="float">
            <text:p>498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990" calcext:value-type="float">
            <text:p>499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110" calcext:value-type="float">
            <text:p>501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230" calcext:value-type="float">
            <text:p>502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350" calcext:value-type="float">
            <text:p>503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470" calcext:value-type="float">
            <text:p>504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590" calcext:value-type="float">
            <text:p>505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710" calcext:value-type="float">
            <text:p>507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830" calcext:value-type="float">
            <text:p>508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950" calcext:value-type="float">
            <text:p>509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070" calcext:value-type="float">
            <text:p>510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190" calcext:value-type="float">
            <text:p>511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310" calcext:value-type="float">
            <text:p>513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430" calcext:value-type="float">
            <text:p>514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550" calcext:value-type="float">
            <text:p>515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670" calcext:value-type="float">
            <text:p>516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790" calcext:value-type="float">
            <text:p>517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910" calcext:value-type="float">
            <text:p>519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030" calcext:value-type="float">
            <text:p>520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150" calcext:value-type="float">
            <text:p>521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270" calcext:value-type="float">
            <text:p>522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390" calcext:value-type="float">
            <text:p>523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510" calcext:value-type="float">
            <text:p>525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630" calcext:value-type="float">
            <text:p>526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750" calcext:value-type="float">
            <text:p>527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870" calcext:value-type="float">
            <text:p>528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990" calcext:value-type="float">
            <text:p>529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110" calcext:value-type="float">
            <text:p>531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230" calcext:value-type="float">
            <text:p>532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350" calcext:value-type="float">
            <text:p>533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470" calcext:value-type="float">
            <text:p>534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590" calcext:value-type="float">
            <text:p>535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710" calcext:value-type="float">
            <text:p>537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830" calcext:value-type="float">
            <text:p>538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950" calcext:value-type="float">
            <text:p>539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070" calcext:value-type="float">
            <text:p>540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190" calcext:value-type="float">
            <text:p>541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310" calcext:value-type="float">
            <text:p>543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430" calcext:value-type="float">
            <text:p>544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550" calcext:value-type="float">
            <text:p>545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670" calcext:value-type="float">
            <text:p>546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790" calcext:value-type="float">
            <text:p>547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910" calcext:value-type="float">
            <text:p>549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030" calcext:value-type="float">
            <text:p>550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150" calcext:value-type="float">
            <text:p>551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270" calcext:value-type="float">
            <text:p>552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390" calcext:value-type="float">
            <text:p>553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510" calcext:value-type="float">
            <text:p>555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630" calcext:value-type="float">
            <text:p>556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50" calcext:value-type="float">
            <text:p>557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870" calcext:value-type="float">
            <text:p>558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990" calcext:value-type="float">
            <text:p>559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110" calcext:value-type="float">
            <text:p>561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230" calcext:value-type="float">
            <text:p>562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350" calcext:value-type="float">
            <text:p>563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470" calcext:value-type="float">
            <text:p>5647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590" calcext:value-type="float">
            <text:p>5659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710" calcext:value-type="float">
            <text:p>567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829" calcext:value-type="float">
            <text:p>568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949" calcext:value-type="float">
            <text:p>569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069" calcext:value-type="float">
            <text:p>570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89" calcext:value-type="float">
            <text:p>571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309" calcext:value-type="float">
            <text:p>573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429" calcext:value-type="float">
            <text:p>574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549" calcext:value-type="float">
            <text:p>575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669" calcext:value-type="float">
            <text:p>576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789" calcext:value-type="float">
            <text:p>577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909" calcext:value-type="float">
            <text:p>579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29" calcext:value-type="float">
            <text:p>580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149" calcext:value-type="float">
            <text:p>581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269" calcext:value-type="float">
            <text:p>582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389" calcext:value-type="float">
            <text:p>583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509" calcext:value-type="float">
            <text:p>585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629" calcext:value-type="float">
            <text:p>586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749" calcext:value-type="float">
            <text:p>587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869" calcext:value-type="float">
            <text:p>588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989" calcext:value-type="float">
            <text:p>589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109" calcext:value-type="float">
            <text:p>591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229" calcext:value-type="float">
            <text:p>592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349" calcext:value-type="float">
            <text:p>593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469" calcext:value-type="float">
            <text:p>594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589" calcext:value-type="float">
            <text:p>595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709" calcext:value-type="float">
            <text:p>597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829" calcext:value-type="float">
            <text:p>598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949" calcext:value-type="float">
            <text:p>599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69" calcext:value-type="float">
            <text:p>600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189" calcext:value-type="float">
            <text:p>601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309" calcext:value-type="float">
            <text:p>603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429" calcext:value-type="float">
            <text:p>604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549" calcext:value-type="float">
            <text:p>605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669" calcext:value-type="float">
            <text:p>606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789" calcext:value-type="float">
            <text:p>607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09" calcext:value-type="float">
            <text:p>609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29" calcext:value-type="float">
            <text:p>610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149" calcext:value-type="float">
            <text:p>611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269" calcext:value-type="float">
            <text:p>612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389" calcext:value-type="float">
            <text:p>613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509" calcext:value-type="float">
            <text:p>615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629" calcext:value-type="float">
            <text:p>616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749" calcext:value-type="float">
            <text:p>617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869" calcext:value-type="float">
            <text:p>618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989" calcext:value-type="float">
            <text:p>619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109" calcext:value-type="float">
            <text:p>621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229" calcext:value-type="float">
            <text:p>622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349" calcext:value-type="float">
            <text:p>623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469" calcext:value-type="float">
            <text:p>624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589" calcext:value-type="float">
            <text:p>625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709" calcext:value-type="float">
            <text:p>627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829" calcext:value-type="float">
            <text:p>628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949" calcext:value-type="float">
            <text:p>629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069" calcext:value-type="float">
            <text:p>630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189" calcext:value-type="float">
            <text:p>631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309" calcext:value-type="float">
            <text:p>633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429" calcext:value-type="float">
            <text:p>634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49" calcext:value-type="float">
            <text:p>635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669" calcext:value-type="float">
            <text:p>636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89" calcext:value-type="float">
            <text:p>637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909" calcext:value-type="float">
            <text:p>639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028" calcext:value-type="float">
            <text:p>640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148" calcext:value-type="float">
            <text:p>641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268" calcext:value-type="float">
            <text:p>642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388" calcext:value-type="float">
            <text:p>643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508" calcext:value-type="float">
            <text:p>645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28" calcext:value-type="float">
            <text:p>646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748" calcext:value-type="float">
            <text:p>647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68" calcext:value-type="float">
            <text:p>648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988" calcext:value-type="float">
            <text:p>649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108" calcext:value-type="float">
            <text:p>651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228" calcext:value-type="float">
            <text:p>652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348" calcext:value-type="float">
            <text:p>653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468" calcext:value-type="float">
            <text:p>65468</text:p>
          </table:table-cell>
          <table:table-cell/>
        </table:table-row>
      </table:table>
      <table:table table:name="p==11" table:style-name="ta1">
        <table:shapes>
          <draw:frame draw:z-index="0" draw:style-name="gr1" draw:text-style-name="P1" svg:width="6.3031in" svg:height="3.5469in" svg:x="2.478in" svg:y="1.2799in">
            <draw:object draw:notify-on-update-of-ranges="'p==11'.A1:'p==11'.A1 'p==11'.A2:'p==11'.A2 'p==11'.B1:'p==11'.B1 'p==11'.A2:'p==11'.A519 'p==11'.B2:'p==11'.B5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formula="of:=[$'p==10'.$A$1]" office:value-type="string" office:string-value="dist" calcext:value-type="string">
            <text:p>dist</text:p>
          </table:table-cell>
          <table:table-cell table:formula="of:=[$'p==10'.$B$1]" office:value-type="string" office:string-value="time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61" calcext:value-type="float">
            <text:p>7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01" calcext:value-type="float">
            <text:p>74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21" calcext:value-type="float">
            <text:p>81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61" calcext:value-type="float">
            <text:p>8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81" calcext:value-type="float">
            <text:p>8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21" calcext:value-type="float">
            <text:p>87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61" calcext:value-type="float">
            <text:p>89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81" calcext:value-type="float">
            <text:p>90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01" calcext:value-type="float">
            <text:p>9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21" calcext:value-type="float">
            <text:p>9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41" calcext:value-type="float">
            <text:p>9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21" calcext:value-type="float">
            <text:p>9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41" calcext:value-type="float">
            <text:p>10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81" calcext:value-type="float">
            <text:p>10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01" calcext:value-type="float">
            <text:p>104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21" calcext:value-type="float">
            <text:p>10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41" calcext:value-type="float">
            <text:p>106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61" calcext:value-type="float">
            <text:p>107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81" calcext:value-type="float">
            <text:p>108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01" calcext:value-type="float">
            <text:p>11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21" calcext:value-type="float">
            <text:p>111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41" calcext:value-type="float">
            <text:p>11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61" calcext:value-type="float">
            <text:p>11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81" calcext:value-type="float">
            <text:p>11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01" calcext:value-type="float">
            <text:p>11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21" calcext:value-type="float">
            <text:p>117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841" calcext:value-type="float">
            <text:p>118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61" calcext:value-type="float">
            <text:p>119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201" calcext:value-type="float">
            <text:p>12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321" calcext:value-type="float">
            <text:p>12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441" calcext:value-type="float">
            <text:p>12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61" calcext:value-type="float">
            <text:p>125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681" calcext:value-type="float">
            <text:p>12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20" calcext:value-type="float">
            <text:p>129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40" calcext:value-type="float">
            <text:p>130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60" calcext:value-type="float">
            <text:p>131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80" calcext:value-type="float">
            <text:p>13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520" calcext:value-type="float">
            <text:p>135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40" calcext:value-type="float">
            <text:p>136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80" calcext:value-type="float">
            <text:p>13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240" calcext:value-type="float">
            <text:p>14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60" calcext:value-type="float">
            <text:p>14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80" calcext:value-type="float">
            <text:p>144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840" calcext:value-type="float">
            <text:p>148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320" calcext:value-type="float">
            <text:p>153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60" calcext:value-type="float">
            <text:p>155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680" calcext:value-type="float">
            <text:p>156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920" calcext:value-type="float">
            <text:p>159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40" calcext:value-type="float">
            <text:p>160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160" calcext:value-type="float">
            <text:p>161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280" calcext:value-type="float">
            <text:p>162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60" calcext:value-type="float">
            <text:p>167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880" calcext:value-type="float">
            <text:p>168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20" calcext:value-type="float">
            <text:p>171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40" calcext:value-type="float">
            <text:p>172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60" calcext:value-type="float">
            <text:p>17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480" calcext:value-type="float">
            <text:p>174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20" calcext:value-type="float">
            <text:p>177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840" calcext:value-type="float">
            <text:p>178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60" calcext:value-type="float">
            <text:p>179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80" calcext:value-type="float">
            <text:p>18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320" calcext:value-type="float">
            <text:p>18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440" calcext:value-type="float">
            <text:p>184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560" calcext:value-type="float">
            <text:p>185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80" calcext:value-type="float">
            <text:p>186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20" calcext:value-type="float">
            <text:p>189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40" calcext:value-type="float">
            <text:p>190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60" calcext:value-type="float">
            <text:p>191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80" calcext:value-type="float">
            <text:p>192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40" calcext:value-type="float">
            <text:p>196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760" calcext:value-type="float">
            <text:p>197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9" calcext:value-type="float">
            <text:p>20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39" calcext:value-type="float">
            <text:p>202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59" calcext:value-type="float">
            <text:p>203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479" calcext:value-type="float">
            <text:p>20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599" calcext:value-type="float">
            <text:p>205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719" calcext:value-type="float">
            <text:p>20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39" calcext:value-type="float">
            <text:p>208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59" calcext:value-type="float">
            <text:p>209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079" calcext:value-type="float">
            <text:p>210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199" calcext:value-type="float">
            <text:p>211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319" calcext:value-type="float">
            <text:p>213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439" calcext:value-type="float">
            <text:p>214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559" calcext:value-type="float">
            <text:p>215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679" calcext:value-type="float">
            <text:p>216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99" calcext:value-type="float">
            <text:p>217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039" calcext:value-type="float">
            <text:p>22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159" calcext:value-type="float">
            <text:p>221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79" calcext:value-type="float">
            <text:p>22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399" calcext:value-type="float">
            <text:p>22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19" calcext:value-type="float">
            <text:p>22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639" calcext:value-type="float">
            <text:p>226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59" calcext:value-type="float">
            <text:p>227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119" calcext:value-type="float">
            <text:p>23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39" calcext:value-type="float">
            <text:p>23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359" calcext:value-type="float">
            <text:p>233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79" calcext:value-type="float">
            <text:p>234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599" calcext:value-type="float">
            <text:p>23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719" calcext:value-type="float">
            <text:p>237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839" calcext:value-type="float">
            <text:p>238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959" calcext:value-type="float">
            <text:p>23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79" calcext:value-type="float">
            <text:p>240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199" calcext:value-type="float">
            <text:p>24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19" calcext:value-type="float">
            <text:p>24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439" calcext:value-type="float">
            <text:p>24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559" calcext:value-type="float">
            <text:p>245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679" calcext:value-type="float">
            <text:p>246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99" calcext:value-type="float">
            <text:p>247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919" calcext:value-type="float">
            <text:p>249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39" calcext:value-type="float">
            <text:p>25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159" calcext:value-type="float">
            <text:p>25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79" calcext:value-type="float">
            <text:p>25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399" calcext:value-type="float">
            <text:p>25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19" calcext:value-type="float">
            <text:p>25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639" calcext:value-type="float">
            <text:p>256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59" calcext:value-type="float">
            <text:p>257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879" calcext:value-type="float">
            <text:p>25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999" calcext:value-type="float">
            <text:p>25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119" calcext:value-type="float">
            <text:p>26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239" calcext:value-type="float">
            <text:p>262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59" calcext:value-type="float">
            <text:p>26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79" calcext:value-type="float">
            <text:p>264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599" calcext:value-type="float">
            <text:p>265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719" calcext:value-type="float">
            <text:p>267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839" calcext:value-type="float">
            <text:p>268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59" calcext:value-type="float">
            <text:p>26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79" calcext:value-type="float">
            <text:p>270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199" calcext:value-type="float">
            <text:p>27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318" calcext:value-type="float">
            <text:p>273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438" calcext:value-type="float">
            <text:p>274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558" calcext:value-type="float">
            <text:p>27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678" calcext:value-type="float">
            <text:p>276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798" calcext:value-type="float">
            <text:p>277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918" calcext:value-type="float">
            <text:p>279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038" calcext:value-type="float">
            <text:p>280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158" calcext:value-type="float">
            <text:p>281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278" calcext:value-type="float">
            <text:p>28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398" calcext:value-type="float">
            <text:p>283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518" calcext:value-type="float">
            <text:p>28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638" calcext:value-type="float">
            <text:p>28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58" calcext:value-type="float">
            <text:p>287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878" calcext:value-type="float">
            <text:p>288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98" calcext:value-type="float">
            <text:p>289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118" calcext:value-type="float">
            <text:p>29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238" calcext:value-type="float">
            <text:p>29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358" calcext:value-type="float">
            <text:p>29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478" calcext:value-type="float">
            <text:p>294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598" calcext:value-type="float">
            <text:p>295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18" calcext:value-type="float">
            <text:p>297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38" calcext:value-type="float">
            <text:p>298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958" calcext:value-type="float">
            <text:p>29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78" calcext:value-type="float">
            <text:p>300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198" calcext:value-type="float">
            <text:p>301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318" calcext:value-type="float">
            <text:p>303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438" calcext:value-type="float">
            <text:p>304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558" calcext:value-type="float">
            <text:p>30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678" calcext:value-type="float">
            <text:p>30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98" calcext:value-type="float">
            <text:p>30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918" calcext:value-type="float">
            <text:p>309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038" calcext:value-type="float">
            <text:p>310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158" calcext:value-type="float">
            <text:p>31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278" calcext:value-type="float">
            <text:p>312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398" calcext:value-type="float">
            <text:p>31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518" calcext:value-type="float">
            <text:p>315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638" calcext:value-type="float">
            <text:p>316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758" calcext:value-type="float">
            <text:p>31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78" calcext:value-type="float">
            <text:p>31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998" calcext:value-type="float">
            <text:p>31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118" calcext:value-type="float">
            <text:p>32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238" calcext:value-type="float">
            <text:p>322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358" calcext:value-type="float">
            <text:p>323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78" calcext:value-type="float">
            <text:p>324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598" calcext:value-type="float">
            <text:p>32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718" calcext:value-type="float">
            <text:p>327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38" calcext:value-type="float">
            <text:p>32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958" calcext:value-type="float">
            <text:p>329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78" calcext:value-type="float">
            <text:p>330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198" calcext:value-type="float">
            <text:p>33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318" calcext:value-type="float">
            <text:p>333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438" calcext:value-type="float">
            <text:p>334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558" calcext:value-type="float">
            <text:p>335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678" calcext:value-type="float">
            <text:p>336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798" calcext:value-type="float">
            <text:p>33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918" calcext:value-type="float">
            <text:p>339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38" calcext:value-type="float">
            <text:p>34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58" calcext:value-type="float">
            <text:p>34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78" calcext:value-type="float">
            <text:p>342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398" calcext:value-type="float">
            <text:p>34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517" calcext:value-type="float">
            <text:p>34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637" calcext:value-type="float">
            <text:p>346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757" calcext:value-type="float">
            <text:p>347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877" calcext:value-type="float">
            <text:p>348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997" calcext:value-type="float">
            <text:p>349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117" calcext:value-type="float">
            <text:p>35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237" calcext:value-type="float">
            <text:p>35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357" calcext:value-type="float">
            <text:p>353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477" calcext:value-type="float">
            <text:p>35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597" calcext:value-type="float">
            <text:p>355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17" calcext:value-type="float">
            <text:p>357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837" calcext:value-type="float">
            <text:p>358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957" calcext:value-type="float">
            <text:p>359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77" calcext:value-type="float">
            <text:p>36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197" calcext:value-type="float">
            <text:p>361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317" calcext:value-type="float">
            <text:p>36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437" calcext:value-type="float">
            <text:p>364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557" calcext:value-type="float">
            <text:p>36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677" calcext:value-type="float">
            <text:p>36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797" calcext:value-type="float">
            <text:p>367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917" calcext:value-type="float">
            <text:p>369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037" calcext:value-type="float">
            <text:p>37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157" calcext:value-type="float">
            <text:p>37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277" calcext:value-type="float">
            <text:p>37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397" calcext:value-type="float">
            <text:p>373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17" calcext:value-type="float">
            <text:p>375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637" calcext:value-type="float">
            <text:p>376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757" calcext:value-type="float">
            <text:p>377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877" calcext:value-type="float">
            <text:p>37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97" calcext:value-type="float">
            <text:p>379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117" calcext:value-type="float">
            <text:p>38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237" calcext:value-type="float">
            <text:p>382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357" calcext:value-type="float">
            <text:p>383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477" calcext:value-type="float">
            <text:p>384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597" calcext:value-type="float">
            <text:p>385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717" calcext:value-type="float">
            <text:p>387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837" calcext:value-type="float">
            <text:p>38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957" calcext:value-type="float">
            <text:p>38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77" calcext:value-type="float">
            <text:p>39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197" calcext:value-type="float">
            <text:p>391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317" calcext:value-type="float">
            <text:p>39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437" calcext:value-type="float">
            <text:p>39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557" calcext:value-type="float">
            <text:p>39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677" calcext:value-type="float">
            <text:p>39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797" calcext:value-type="float">
            <text:p>39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17" calcext:value-type="float">
            <text:p>399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37" calcext:value-type="float">
            <text:p>40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157" calcext:value-type="float">
            <text:p>40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277" calcext:value-type="float">
            <text:p>40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397" calcext:value-type="float">
            <text:p>40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517" calcext:value-type="float">
            <text:p>405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637" calcext:value-type="float">
            <text:p>406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57" calcext:value-type="float">
            <text:p>40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877" calcext:value-type="float">
            <text:p>408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97" calcext:value-type="float">
            <text:p>409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117" calcext:value-type="float">
            <text:p>411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237" calcext:value-type="float">
            <text:p>412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357" calcext:value-type="float">
            <text:p>413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77" calcext:value-type="float">
            <text:p>414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597" calcext:value-type="float">
            <text:p>41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716" calcext:value-type="float">
            <text:p>41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836" calcext:value-type="float">
            <text:p>41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56" calcext:value-type="float">
            <text:p>41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076" calcext:value-type="float">
            <text:p>42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96" calcext:value-type="float">
            <text:p>42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316" calcext:value-type="float">
            <text:p>42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436" calcext:value-type="float">
            <text:p>42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556" calcext:value-type="float">
            <text:p>42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676" calcext:value-type="float">
            <text:p>42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796" calcext:value-type="float">
            <text:p>42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16" calcext:value-type="float">
            <text:p>429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036" calcext:value-type="float">
            <text:p>43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156" calcext:value-type="float">
            <text:p>43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276" calcext:value-type="float">
            <text:p>43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396" calcext:value-type="float">
            <text:p>43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516" calcext:value-type="float">
            <text:p>43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636" calcext:value-type="float">
            <text:p>436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756" calcext:value-type="float">
            <text:p>437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876" calcext:value-type="float">
            <text:p>43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996" calcext:value-type="float">
            <text:p>43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116" calcext:value-type="float">
            <text:p>44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236" calcext:value-type="float">
            <text:p>442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356" calcext:value-type="float">
            <text:p>44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476" calcext:value-type="float">
            <text:p>44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596" calcext:value-type="float">
            <text:p>44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716" calcext:value-type="float">
            <text:p>44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836" calcext:value-type="float">
            <text:p>44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956" calcext:value-type="float">
            <text:p>44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076" calcext:value-type="float">
            <text:p>45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196" calcext:value-type="float">
            <text:p>45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316" calcext:value-type="float">
            <text:p>45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436" calcext:value-type="float">
            <text:p>45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556" calcext:value-type="float">
            <text:p>4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76" calcext:value-type="float">
            <text:p>45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796" calcext:value-type="float">
            <text:p>45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916" calcext:value-type="float">
            <text:p>459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036" calcext:value-type="float">
            <text:p>46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156" calcext:value-type="float">
            <text:p>46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276" calcext:value-type="float">
            <text:p>46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396" calcext:value-type="float">
            <text:p>46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516" calcext:value-type="float">
            <text:p>46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636" calcext:value-type="float">
            <text:p>466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756" calcext:value-type="float">
            <text:p>467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876" calcext:value-type="float">
            <text:p>46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996" calcext:value-type="float">
            <text:p>46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116" calcext:value-type="float">
            <text:p>47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236" calcext:value-type="float">
            <text:p>472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356" calcext:value-type="float">
            <text:p>47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476" calcext:value-type="float">
            <text:p>47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596" calcext:value-type="float">
            <text:p>47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16" calcext:value-type="float">
            <text:p>47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836" calcext:value-type="float">
            <text:p>47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956" calcext:value-type="float">
            <text:p>47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076" calcext:value-type="float">
            <text:p>48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196" calcext:value-type="float">
            <text:p>48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316" calcext:value-type="float">
            <text:p>48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36" calcext:value-type="float">
            <text:p>48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56" calcext:value-type="float">
            <text:p>48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676" calcext:value-type="float">
            <text:p>48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796" calcext:value-type="float">
            <text:p>48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15" calcext:value-type="float">
            <text:p>48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035" calcext:value-type="float">
            <text:p>49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155" calcext:value-type="float">
            <text:p>49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275" calcext:value-type="float">
            <text:p>49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395" calcext:value-type="float">
            <text:p>49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515" calcext:value-type="float">
            <text:p>495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635" calcext:value-type="float">
            <text:p>49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755" calcext:value-type="float">
            <text:p>49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875" calcext:value-type="float">
            <text:p>49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995" calcext:value-type="float">
            <text:p>49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115" calcext:value-type="float">
            <text:p>50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235" calcext:value-type="float">
            <text:p>50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355" calcext:value-type="float">
            <text:p>50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475" calcext:value-type="float">
            <text:p>50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595" calcext:value-type="float">
            <text:p>50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715" calcext:value-type="float">
            <text:p>507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35" calcext:value-type="float">
            <text:p>50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955" calcext:value-type="float">
            <text:p>50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075" calcext:value-type="float">
            <text:p>51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195" calcext:value-type="float">
            <text:p>51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315" calcext:value-type="float">
            <text:p>51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435" calcext:value-type="float">
            <text:p>51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555" calcext:value-type="float">
            <text:p>51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675" calcext:value-type="float">
            <text:p>516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795" calcext:value-type="float">
            <text:p>517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915" calcext:value-type="float">
            <text:p>51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035" calcext:value-type="float">
            <text:p>52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155" calcext:value-type="float">
            <text:p>52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275" calcext:value-type="float">
            <text:p>52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395" calcext:value-type="float">
            <text:p>52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515" calcext:value-type="float">
            <text:p>525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635" calcext:value-type="float">
            <text:p>52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755" calcext:value-type="float">
            <text:p>52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875" calcext:value-type="float">
            <text:p>52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995" calcext:value-type="float">
            <text:p>52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115" calcext:value-type="float">
            <text:p>53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235" calcext:value-type="float">
            <text:p>53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355" calcext:value-type="float">
            <text:p>53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475" calcext:value-type="float">
            <text:p>53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595" calcext:value-type="float">
            <text:p>53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715" calcext:value-type="float">
            <text:p>537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835" calcext:value-type="float">
            <text:p>53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955" calcext:value-type="float">
            <text:p>53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075" calcext:value-type="float">
            <text:p>54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195" calcext:value-type="float">
            <text:p>54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315" calcext:value-type="float">
            <text:p>54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435" calcext:value-type="float">
            <text:p>54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555" calcext:value-type="float">
            <text:p>54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675" calcext:value-type="float">
            <text:p>546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795" calcext:value-type="float">
            <text:p>547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915" calcext:value-type="float">
            <text:p>54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035" calcext:value-type="float">
            <text:p>55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155" calcext:value-type="float">
            <text:p>55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275" calcext:value-type="float">
            <text:p>55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395" calcext:value-type="float">
            <text:p>55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515" calcext:value-type="float">
            <text:p>555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635" calcext:value-type="float">
            <text:p>55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755" calcext:value-type="float">
            <text:p>55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875" calcext:value-type="float">
            <text:p>55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995" calcext:value-type="float">
            <text:p>55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114" calcext:value-type="float">
            <text:p>56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234" calcext:value-type="float">
            <text:p>56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354" calcext:value-type="float">
            <text:p>563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474" calcext:value-type="float">
            <text:p>56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594" calcext:value-type="float">
            <text:p>56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714" calcext:value-type="float">
            <text:p>56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834" calcext:value-type="float">
            <text:p>56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954" calcext:value-type="float">
            <text:p>56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074" calcext:value-type="float">
            <text:p>57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194" calcext:value-type="float">
            <text:p>57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314" calcext:value-type="float">
            <text:p>573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434" calcext:value-type="float">
            <text:p>57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554" calcext:value-type="float">
            <text:p>57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674" calcext:value-type="float">
            <text:p>57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794" calcext:value-type="float">
            <text:p>5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914" calcext:value-type="float">
            <text:p>579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34" calcext:value-type="float">
            <text:p>58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154" calcext:value-type="float">
            <text:p>58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274" calcext:value-type="float">
            <text:p>58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394" calcext:value-type="float">
            <text:p>58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514" calcext:value-type="float">
            <text:p>58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34" calcext:value-type="float">
            <text:p>586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754" calcext:value-type="float">
            <text:p>58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874" calcext:value-type="float">
            <text:p>58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994" calcext:value-type="float">
            <text:p>58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114" calcext:value-type="float">
            <text:p>59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234" calcext:value-type="float">
            <text:p>59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354" calcext:value-type="float">
            <text:p>593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474" calcext:value-type="float">
            <text:p>59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594" calcext:value-type="float">
            <text:p>59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714" calcext:value-type="float">
            <text:p>59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834" calcext:value-type="float">
            <text:p>59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954" calcext:value-type="float">
            <text:p>59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74" calcext:value-type="float">
            <text:p>60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194" calcext:value-type="float">
            <text:p>60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314" calcext:value-type="float">
            <text:p>603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434" calcext:value-type="float">
            <text:p>60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554" calcext:value-type="float">
            <text:p>60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674" calcext:value-type="float">
            <text:p>60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794" calcext:value-type="float">
            <text:p>6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914" calcext:value-type="float">
            <text:p>609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034" calcext:value-type="float">
            <text:p>61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154" calcext:value-type="float">
            <text:p>61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274" calcext:value-type="float">
            <text:p>61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394" calcext:value-type="float">
            <text:p>61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514" calcext:value-type="float">
            <text:p>61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634" calcext:value-type="float">
            <text:p>616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754" calcext:value-type="float">
            <text:p>61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874" calcext:value-type="float">
            <text:p>61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994" calcext:value-type="float">
            <text:p>61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114" calcext:value-type="float">
            <text:p>62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5:14:00.997746501</meta:creation-date>
    <dc:date>2024-01-15T15:34:11.508080377</dc:date>
    <meta:editing-duration>PT20M11S</meta:editing-duration>
    <meta:editing-cycles>2</meta:editing-cycles>
    <meta:generator>LibreOffice/7.5.9.2$Linux_X86_64 LibreOffice_project/50$Build-2</meta:generator>
    <meta:document-statistic meta:table-count="2" meta:cell-count="206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column-mapping="1 0" chart:style-name="ch1">
        <chart:title svg:x="7.565cm" svg:y="0.316cm" chart:style-name="ch2">
          <text:p>info</text:p>
        </chart:title>
        <chart:legend chart:legend-position="end" svg:x="13.159cm" svg:y="4.206cm" style:legend-expansion="high" chart:style-name="ch3"/>
        <chart:plot-area chart:style-name="ch4" table:cell-range-address="'p==10'.A2:'p==10'.B514" svg:x="1.331cm" svg:y="1.275cm" svg:width="11.508cm" svg:height="6.574cm">
          <chart:coordinate-region svg:x="1.952cm" svg:y="1.474cm" svg:width="10.422cm" svg:height="5.728cm"/>
          <chart:axis chart:dimension="x" chart:name="primary-x" chart:style-name="ch5">
            <chart:title svg:x="6.776cm" svg:y="8.029cm" chart:style-name="ch6">
              <text:p>dist</text:p>
            </chart:title>
            <chart:grid chart:style-name="ch7" chart:class="major"/>
          </chart:axis>
          <chart:axis chart:dimension="y" chart:name="primary-y" chart:style-name="ch5">
            <chart:title svg:x="0.451cm" svg:y="4.924cm" chart:style-name="ch8">
              <text:p>time</text:p>
            </chart:title>
            <chart:grid chart:style-name="ch7" chart:class="major"/>
          </chart:axis>
          <chart:series chart:style-name="ch9" chart:values-cell-range-address="'p==10'.A2:'p==10'.A514" chart:class="chart:scatter">
            <chart:domain table:cell-range-address="'p==10'.B2:'p==10'.B514"/>
            <chart:data-point chart:repeated="5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7">
                <text:p>4277</text:p>
                <draw:g>
                  <svg:desc>'p==10'.B2:'p==10'.B514</svg:desc>
                </draw:g>
              </table:table-cell>
              <table:table-cell office:value-type="float" office:value="15">
                <text:p>15</text:p>
                <draw:g>
                  <svg:desc>'p==10'.A2:'p==10'.A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7">
                <text:p>4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7">
                <text:p>45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7">
                <text:p>46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57">
                <text:p>47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77">
                <text:p>4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7">
                <text:p>4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17">
                <text:p>5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37">
                <text:p>52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57">
                <text:p>5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77">
                <text:p>54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7">
                <text:p>55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17">
                <text:p>57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37">
                <text:p>58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57">
                <text:p>59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77">
                <text:p>60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7">
                <text:p>61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17">
                <text:p>6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36">
                <text:p>6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56">
                <text:p>65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76">
                <text:p>6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96">
                <text:p>6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16">
                <text:p>69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36">
                <text:p>70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46">
                <text:p>71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56">
                <text:p>7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66">
                <text:p>73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76">
                <text:p>7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6">
                <text:p>75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96">
                <text:p>76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06">
                <text:p>78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16">
                <text:p>79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26">
                <text:p>8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36">
                <text:p>8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46">
                <text:p>8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56">
                <text:p>8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66">
                <text:p>8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76">
                <text:p>8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86">
                <text:p>86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96">
                <text:p>8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06">
                <text:p>8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6">
                <text:p>9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26">
                <text:p>91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46">
                <text:p>92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66">
                <text:p>9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86">
                <text:p>9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96">
                <text:p>9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06">
                <text:p>97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16">
                <text:p>9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26">
                <text:p>9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36">
                <text:p>100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56">
                <text:p>10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76">
                <text:p>10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96">
                <text:p>10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16">
                <text:p>10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36">
                <text:p>10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56">
                <text:p>10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876">
                <text:p>108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996">
                <text:p>109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16">
                <text:p>11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36">
                <text:p>11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356">
                <text:p>113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76">
                <text:p>114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96">
                <text:p>11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16">
                <text:p>117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36">
                <text:p>118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56">
                <text:p>1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76">
                <text:p>12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96">
                <text:p>121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16">
                <text:p>123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36">
                <text:p>124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56">
                <text:p>125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76">
                <text:p>126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96">
                <text:p>127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16">
                <text:p>129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036">
                <text:p>130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56">
                <text:p>131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276">
                <text:p>132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96">
                <text:p>133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16">
                <text:p>13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635">
                <text:p>136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755">
                <text:p>13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75">
                <text:p>13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995">
                <text:p>13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115">
                <text:p>14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235">
                <text:p>14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355">
                <text:p>14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75">
                <text:p>144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95">
                <text:p>145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15">
                <text:p>147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35">
                <text:p>148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955">
                <text:p>149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75">
                <text:p>150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95">
                <text:p>151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15">
                <text:p>153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35">
                <text:p>154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55">
                <text:p>15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75">
                <text:p>15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95">
                <text:p>157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15">
                <text:p>159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35">
                <text:p>160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155">
                <text:p>161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275">
                <text:p>16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395">
                <text:p>163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15">
                <text:p>165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635">
                <text:p>166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755">
                <text:p>167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875">
                <text:p>16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995">
                <text:p>16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115">
                <text:p>171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235">
                <text:p>172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355">
                <text:p>173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475">
                <text:p>17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595">
                <text:p>175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715">
                <text:p>177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835">
                <text:p>17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955">
                <text:p>179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075">
                <text:p>180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195">
                <text:p>181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315">
                <text:p>183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435">
                <text:p>18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555">
                <text:p>185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675">
                <text:p>186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795">
                <text:p>187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915">
                <text:p>18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035">
                <text:p>19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155">
                <text:p>19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275">
                <text:p>19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395">
                <text:p>19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515">
                <text:p>19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635">
                <text:p>196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755">
                <text:p>197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75">
                <text:p>19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95">
                <text:p>199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15">
                <text:p>201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35">
                <text:p>202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355">
                <text:p>203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75">
                <text:p>204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595">
                <text:p>20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15">
                <text:p>20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834">
                <text:p>208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54">
                <text:p>209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074">
                <text:p>210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194">
                <text:p>21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314">
                <text:p>213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434">
                <text:p>214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554">
                <text:p>215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674">
                <text:p>216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794">
                <text:p>217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914">
                <text:p>219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34">
                <text:p>220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154">
                <text:p>221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274">
                <text:p>222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394">
                <text:p>22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514">
                <text:p>225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634">
                <text:p>226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754">
                <text:p>227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874">
                <text:p>22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994">
                <text:p>229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114">
                <text:p>231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234">
                <text:p>23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354">
                <text:p>233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474">
                <text:p>234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594">
                <text:p>235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714">
                <text:p>23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834">
                <text:p>23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954">
                <text:p>239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74">
                <text:p>24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194">
                <text:p>24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314">
                <text:p>243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434">
                <text:p>244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554">
                <text:p>24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674">
                <text:p>246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794">
                <text:p>247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914">
                <text:p>24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34">
                <text:p>25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154">
                <text:p>25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274">
                <text:p>25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394">
                <text:p>253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514">
                <text:p>255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634">
                <text:p>25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754">
                <text:p>257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874">
                <text:p>258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994">
                <text:p>25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114">
                <text:p>26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234">
                <text:p>262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354">
                <text:p>263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474">
                <text:p>264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594">
                <text:p>265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714">
                <text:p>267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834">
                <text:p>268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954">
                <text:p>269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074">
                <text:p>270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194">
                <text:p>27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314">
                <text:p>27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434">
                <text:p>274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554">
                <text:p>27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674">
                <text:p>276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794">
                <text:p>27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914">
                <text:p>279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033">
                <text:p>28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153">
                <text:p>281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273">
                <text:p>28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393">
                <text:p>283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513">
                <text:p>285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633">
                <text:p>28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753">
                <text:p>28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873">
                <text:p>288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993">
                <text:p>28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113">
                <text:p>29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233">
                <text:p>29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353">
                <text:p>29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473">
                <text:p>294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593">
                <text:p>295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713">
                <text:p>297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833">
                <text:p>29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953">
                <text:p>29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073">
                <text:p>30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193">
                <text:p>30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313">
                <text:p>303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433">
                <text:p>304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553">
                <text:p>305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673">
                <text:p>306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793">
                <text:p>30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913">
                <text:p>309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033">
                <text:p>31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153">
                <text:p>311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273">
                <text:p>312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393">
                <text:p>31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513">
                <text:p>315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633">
                <text:p>316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753">
                <text:p>317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873">
                <text:p>318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1993">
                <text:p>31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113">
                <text:p>32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233">
                <text:p>322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353">
                <text:p>32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473">
                <text:p>324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593">
                <text:p>325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713">
                <text:p>3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833">
                <text:p>32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953">
                <text:p>329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073">
                <text:p>330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193">
                <text:p>33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313">
                <text:p>333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433">
                <text:p>33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553">
                <text:p>335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673">
                <text:p>336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793">
                <text:p>337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913">
                <text:p>339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033">
                <text:p>340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153">
                <text:p>341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273">
                <text:p>342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393">
                <text:p>343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513">
                <text:p>34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633">
                <text:p>346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753">
                <text:p>34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873">
                <text:p>348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993">
                <text:p>349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113">
                <text:p>35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232">
                <text:p>352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352">
                <text:p>353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472">
                <text:p>35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592">
                <text:p>355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712">
                <text:p>35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832">
                <text:p>358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952">
                <text:p>35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072">
                <text:p>360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192">
                <text:p>361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312">
                <text:p>36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432">
                <text:p>364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552">
                <text:p>365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672">
                <text:p>366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792">
                <text:p>367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912">
                <text:p>36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032">
                <text:p>370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152">
                <text:p>371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272">
                <text:p>37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392">
                <text:p>373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512">
                <text:p>375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632">
                <text:p>376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752">
                <text:p>377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872">
                <text:p>378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992">
                <text:p>379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112">
                <text:p>381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232">
                <text:p>38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352">
                <text:p>383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472">
                <text:p>384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592">
                <text:p>385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712">
                <text:p>387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832">
                <text:p>388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952">
                <text:p>389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072">
                <text:p>390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192">
                <text:p>391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312">
                <text:p>393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432">
                <text:p>39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552">
                <text:p>395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672">
                <text:p>396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792">
                <text:p>397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912">
                <text:p>399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032">
                <text:p>400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152">
                <text:p>401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272">
                <text:p>40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392">
                <text:p>40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512">
                <text:p>405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632">
                <text:p>406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752">
                <text:p>407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872">
                <text:p>408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992">
                <text:p>409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112">
                <text:p>41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232">
                <text:p>412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352">
                <text:p>413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472">
                <text:p>414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592">
                <text:p>415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712">
                <text:p>417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832">
                <text:p>418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952">
                <text:p>41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072">
                <text:p>42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192">
                <text:p>42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312">
                <text:p>423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431">
                <text:p>424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551">
                <text:p>425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671">
                <text:p>4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791">
                <text:p>427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911">
                <text:p>429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031">
                <text:p>43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151">
                <text:p>43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271">
                <text:p>432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391">
                <text:p>433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511">
                <text:p>43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631">
                <text:p>43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751">
                <text:p>437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871">
                <text:p>438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991">
                <text:p>43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111">
                <text:p>44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231">
                <text:p>442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351">
                <text:p>44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471">
                <text:p>444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591">
                <text:p>445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711">
                <text:p>447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831">
                <text:p>44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951">
                <text:p>449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071">
                <text:p>45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191">
                <text:p>451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311">
                <text:p>453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431">
                <text:p>454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551">
                <text:p>455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671">
                <text:p>45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791">
                <text:p>457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911">
                <text:p>459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031">
                <text:p>460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151">
                <text:p>46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271">
                <text:p>46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391">
                <text:p>46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511">
                <text:p>465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631">
                <text:p>466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751">
                <text:p>467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871">
                <text:p>468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991">
                <text:p>469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111">
                <text:p>471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231">
                <text:p>47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351">
                <text:p>473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471">
                <text:p>474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591">
                <text:p>475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711">
                <text:p>477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831">
                <text:p>47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951">
                <text:p>479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071">
                <text:p>480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191">
                <text:p>481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311">
                <text:p>48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431">
                <text:p>484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551">
                <text:p>485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671">
                <text:p>48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791">
                <text:p>487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911">
                <text:p>489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031">
                <text:p>490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151">
                <text:p>49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271">
                <text:p>492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391">
                <text:p>49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511">
                <text:p>495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630">
                <text:p>49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750">
                <text:p>49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870">
                <text:p>498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990">
                <text:p>499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110">
                <text:p>50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230">
                <text:p>50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350">
                <text:p>50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470">
                <text:p>50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590">
                <text:p>505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710">
                <text:p>507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830">
                <text:p>508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950">
                <text:p>509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070">
                <text:p>510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190">
                <text:p>51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310">
                <text:p>51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430">
                <text:p>51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550">
                <text:p>515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670">
                <text:p>516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790">
                <text:p>517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910">
                <text:p>519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030">
                <text:p>520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150">
                <text:p>52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270">
                <text:p>52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390">
                <text:p>52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510">
                <text:p>52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630">
                <text:p>52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750">
                <text:p>52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2870">
                <text:p>528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990">
                <text:p>529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110">
                <text:p>5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230">
                <text:p>53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350">
                <text:p>53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470">
                <text:p>53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590">
                <text:p>535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710">
                <text:p>537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830">
                <text:p>538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950">
                <text:p>539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070">
                <text:p>540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190">
                <text:p>54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310">
                <text:p>54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430">
                <text:p>54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550">
                <text:p>545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670">
                <text:p>546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790">
                <text:p>547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910">
                <text:p>549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5030">
                <text:p>550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150">
                <text:p>55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270">
                <text:p>55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390">
                <text:p>55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510">
                <text:p>55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630">
                <text:p>55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750">
                <text:p>55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870">
                <text:p>558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990">
                <text:p>559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110">
                <text:p>56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230">
                <text:p>56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350">
                <text:p>56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470">
                <text:p>56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590">
                <text:p>565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710">
                <text:p>567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829">
                <text:p>568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949">
                <text:p>56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7069">
                <text:p>57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7189">
                <text:p>57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7309">
                <text:p>57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7429">
                <text:p>57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549">
                <text:p>575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669">
                <text:p>57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789">
                <text:p>57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909">
                <text:p>57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029">
                <text:p>58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8149">
                <text:p>581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8269">
                <text:p>582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389">
                <text:p>58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8509">
                <text:p>585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629">
                <text:p>58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749">
                <text:p>587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869">
                <text:p>588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989">
                <text:p>58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9109">
                <text:p>59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229">
                <text:p>59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349">
                <text:p>59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9469">
                <text:p>59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589">
                <text:p>595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9709">
                <text:p>597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829">
                <text:p>598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949">
                <text:p>59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069">
                <text:p>60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189">
                <text:p>60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309">
                <text:p>60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429">
                <text:p>60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549">
                <text:p>605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669">
                <text:p>60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789">
                <text:p>60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909">
                <text:p>60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029">
                <text:p>61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149">
                <text:p>611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269">
                <text:p>612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389">
                <text:p>61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509">
                <text:p>615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629">
                <text:p>61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749">
                <text:p>617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869">
                <text:p>618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989">
                <text:p>6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2109">
                <text:p>62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229">
                <text:p>62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2349">
                <text:p>62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2469">
                <text:p>62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589">
                <text:p>625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709">
                <text:p>627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2829">
                <text:p>628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2949">
                <text:p>62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069">
                <text:p>63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189">
                <text:p>63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309">
                <text:p>63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3429">
                <text:p>63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3549">
                <text:p>635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669">
                <text:p>63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3789">
                <text:p>63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3909">
                <text:p>63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4028">
                <text:p>640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4148">
                <text:p>64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4268">
                <text:p>64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4388">
                <text:p>643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4508">
                <text:p>64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4628">
                <text:p>646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748">
                <text:p>647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4868">
                <text:p>648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4988">
                <text:p>64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5108">
                <text:p>65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5228">
                <text:p>65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5348">
                <text:p>65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5468">
                <text:p>65468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title svg:x="7.379cm" svg:y="0.316cm" chart:style-name="ch2">
          <text:p>name</text:p>
        </chart:title>
        <chart:legend chart:legend-position="end" svg:x="14.006cm" svg:y="4.206cm" style:legend-expansion="high" chart:style-name="ch3"/>
        <chart:plot-area chart:style-name="ch4" table:cell-range-address="'p==11'.A1:'p==11'.B519" chart:data-source-has-labels="both" svg:x="1.331cm" svg:y="1.275cm" svg:width="12.355cm" svg:height="6.574cm">
          <chart:coordinate-region svg:x="1.952cm" svg:y="1.474cm" svg:width="11.269cm" svg:height="5.728cm"/>
          <chart:axis chart:dimension="x" chart:name="primary-x" chart:style-name="ch5" chartooo:axis-type="auto">
            <chart:title svg:x="7.146cm" svg:y="8.029cm" chart:style-name="ch6">
              <text:p>time</text:p>
            </chart:title>
            <chart:categories table:cell-range-address="'p==11'.A2:'p==11'.A2"/>
          </chart:axis>
          <chart:axis chart:dimension="y" chart:name="primary-y" chart:style-name="ch5">
            <chart:title svg:x="0.451cm" svg:y="4.871cm" chart:style-name="ch7">
              <text:p>dist</text:p>
            </chart:title>
            <chart:grid chart:style-name="ch8" chart:class="major"/>
          </chart:axis>
          <chart:series chart:style-name="ch9" chart:values-cell-range-address="'p==11'.A2:'p==11'.A519" chart:label-cell-address="'p==11'.B1:'p==11'.B1" chart:class="chart:scatter">
            <chart:domain table:cell-range-address="'p==11'.B2:'p==11'.B519"/>
            <chart:data-point chart:repeated="5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'p==11'.B1:'p==11'.B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p==11'.A2:'p==11'.A2</svg:desc>
                </draw:g>
              </table:table-cell>
              <table:table-cell office:value-type="float" office:value="162">
                <text:p>162</text:p>
                <draw:g>
                  <svg:desc>'p==11'.B2:'p==11'.B519</svg:desc>
                </draw:g>
              </table:table-cell>
              <table:table-cell office:value-type="float" office:value="16">
                <text:p>16</text:p>
                <draw:g>
                  <svg:desc>'p==11'.A2:'p==11'.A519</svg:desc>
                </draw:g>
              </table:table-cell>
            </table:table-row>
            <table:table-row>
              <table:table-cell office:value-type="string"/>
              <table:table-cell office:value-type="float" office:value="272">
                <text:p>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82">
                <text:p>3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2">
                <text:p>4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2">
                <text:p>6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712">
                <text:p>7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822">
                <text:p>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932">
                <text:p>9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042">
                <text:p>10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162">
                <text:p>1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282">
                <text:p>1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02">
                <text:p>14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22">
                <text:p>1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42">
                <text:p>16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762">
                <text:p>17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882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002">
                <text:p>20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122">
                <text:p>2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242">
                <text:p>2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62">
                <text:p>2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482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602">
                <text:p>26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722">
                <text:p>27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842">
                <text:p>28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962">
                <text:p>29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082">
                <text:p>30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202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322">
                <text:p>3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442">
                <text:p>3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562">
                <text:p>3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82">
                <text:p>36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02">
                <text:p>38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922">
                <text:p>3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042">
                <text:p>40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162">
                <text:p>4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282">
                <text:p>4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402">
                <text:p>44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522">
                <text:p>4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642">
                <text:p>46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762">
                <text:p>47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882">
                <text:p>4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002">
                <text:p>50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122">
                <text:p>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242">
                <text:p>5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362">
                <text:p>5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482">
                <text:p>5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602">
                <text:p>56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721">
                <text:p>57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841">
                <text:p>58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5961">
                <text:p>59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081">
                <text:p>60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201">
                <text:p>6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321">
                <text:p>63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441">
                <text:p>64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6561">
                <text:p>6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681">
                <text:p>66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801">
                <text:p>68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921">
                <text:p>69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041">
                <text:p>70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161">
                <text:p>7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281">
                <text:p>72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401">
                <text:p>74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521">
                <text:p>75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641">
                <text:p>76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761">
                <text:p>77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7881">
                <text:p>7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001">
                <text:p>8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121">
                <text:p>8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241">
                <text:p>8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361">
                <text:p>83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481">
                <text:p>84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601">
                <text:p>8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721">
                <text:p>8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841">
                <text:p>8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961">
                <text:p>89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081">
                <text:p>90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201">
                <text:p>92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321">
                <text:p>9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441">
                <text:p>9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561">
                <text:p>95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681">
                <text:p>96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801">
                <text:p>98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9921">
                <text:p>99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041">
                <text:p>100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161">
                <text:p>10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281">
                <text:p>102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401">
                <text:p>104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521">
                <text:p>105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641">
                <text:p>106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761">
                <text:p>107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0881">
                <text:p>10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001">
                <text:p>11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121">
                <text:p>11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241">
                <text:p>11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361">
                <text:p>113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481">
                <text:p>114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601">
                <text:p>11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721">
                <text:p>11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841">
                <text:p>11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1961">
                <text:p>119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081">
                <text:p>120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201">
                <text:p>122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321">
                <text:p>12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441">
                <text:p>12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561">
                <text:p>125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681">
                <text:p>126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801">
                <text:p>128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2920">
                <text:p>12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040">
                <text:p>130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160">
                <text:p>131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280">
                <text:p>132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400">
                <text:p>134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520">
                <text:p>135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640">
                <text:p>136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760">
                <text:p>137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3880">
                <text:p>138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4000">
                <text:p>14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4120">
                <text:p>14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4240">
                <text:p>14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360">
                <text:p>14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480">
                <text:p>144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600">
                <text:p>146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720">
                <text:p>147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840">
                <text:p>148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4960">
                <text:p>149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080">
                <text:p>150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200">
                <text:p>15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320">
                <text:p>153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440">
                <text:p>15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560">
                <text:p>155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680">
                <text:p>156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800">
                <text:p>15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5920">
                <text:p>159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040">
                <text:p>160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160">
                <text:p>16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280">
                <text:p>162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400">
                <text:p>16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520">
                <text:p>16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640">
                <text:p>166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760">
                <text:p>16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880">
                <text:p>168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7000">
                <text:p>17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7120">
                <text:p>17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7240">
                <text:p>17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360">
                <text:p>17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480">
                <text:p>174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600">
                <text:p>17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720">
                <text:p>17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840">
                <text:p>178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7960">
                <text:p>179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8080">
                <text:p>180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8200">
                <text:p>18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8320">
                <text:p>183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440">
                <text:p>18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560">
                <text:p>185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680">
                <text:p>186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800">
                <text:p>18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8920">
                <text:p>189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9040">
                <text:p>190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9160">
                <text:p>19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9280">
                <text:p>192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9400">
                <text:p>19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9520">
                <text:p>195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9640">
                <text:p>19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9760">
                <text:p>197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19880">
                <text:p>198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20119">
                <text:p>20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239">
                <text:p>202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359">
                <text:p>203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479">
                <text:p>204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599">
                <text:p>205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719">
                <text:p>207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839">
                <text:p>208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0959">
                <text:p>209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079">
                <text:p>21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199">
                <text:p>211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319">
                <text:p>213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439">
                <text:p>214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559">
                <text:p>21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21679">
                <text:p>216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1799">
                <text:p>217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1919">
                <text:p>219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039">
                <text:p>220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159">
                <text:p>221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279">
                <text:p>222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399">
                <text:p>22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519">
                <text:p>22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639">
                <text:p>226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2759">
                <text:p>227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2879">
                <text:p>22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2999">
                <text:p>22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119">
                <text:p>23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239">
                <text:p>232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359">
                <text:p>233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3479">
                <text:p>234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3599">
                <text:p>23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3719">
                <text:p>237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3839">
                <text:p>238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3959">
                <text:p>239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4079">
                <text:p>240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4199">
                <text:p>241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4319">
                <text:p>243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4439">
                <text:p>244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4559">
                <text:p>245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4679">
                <text:p>246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4799">
                <text:p>247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4919">
                <text:p>249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039">
                <text:p>250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159">
                <text:p>25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279">
                <text:p>252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399">
                <text:p>253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519">
                <text:p>255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639">
                <text:p>25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759">
                <text:p>257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879">
                <text:p>258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5999">
                <text:p>25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119">
                <text:p>261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239">
                <text:p>262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359">
                <text:p>263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479">
                <text:p>264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599">
                <text:p>265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719">
                <text:p>267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839">
                <text:p>268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959">
                <text:p>26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079">
                <text:p>270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199">
                <text:p>271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7318">
                <text:p>27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7438">
                <text:p>27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7558">
                <text:p>275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678">
                <text:p>276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798">
                <text:p>277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7918">
                <text:p>279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038">
                <text:p>280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158">
                <text:p>28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278">
                <text:p>28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398">
                <text:p>283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518">
                <text:p>285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8638">
                <text:p>286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8758">
                <text:p>287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8878">
                <text:p>288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8998">
                <text:p>28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9118">
                <text:p>291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9238">
                <text:p>292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9358">
                <text:p>29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478">
                <text:p>294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598">
                <text:p>295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718">
                <text:p>29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838">
                <text:p>298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9958">
                <text:p>299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0078">
                <text:p>300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198">
                <text:p>30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318">
                <text:p>303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438">
                <text:p>304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558">
                <text:p>305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678">
                <text:p>30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0798">
                <text:p>307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0918">
                <text:p>30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1038">
                <text:p>310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1158">
                <text:p>311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278">
                <text:p>312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398">
                <text:p>313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518">
                <text:p>31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638">
                <text:p>316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758">
                <text:p>31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1878">
                <text:p>318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1998">
                <text:p>31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2118">
                <text:p>321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2238">
                <text:p>322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2358">
                <text:p>323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478">
                <text:p>324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598">
                <text:p>325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718">
                <text:p>32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838">
                <text:p>328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2958">
                <text:p>32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078">
                <text:p>330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198">
                <text:p>331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318">
                <text:p>33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438">
                <text:p>334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558">
                <text:p>335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678">
                <text:p>336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798">
                <text:p>33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918">
                <text:p>339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038">
                <text:p>34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158">
                <text:p>34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4278">
                <text:p>342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4398">
                <text:p>343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4517">
                <text:p>345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637">
                <text:p>346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757">
                <text:p>347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877">
                <text:p>34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4997">
                <text:p>349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5117">
                <text:p>35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5237">
                <text:p>35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357">
                <text:p>353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477">
                <text:p>354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597">
                <text:p>355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717">
                <text:p>357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837">
                <text:p>358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5957">
                <text:p>35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6077">
                <text:p>360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6197">
                <text:p>36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6317">
                <text:p>36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437">
                <text:p>36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557">
                <text:p>365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677">
                <text:p>366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797">
                <text:p>367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917">
                <text:p>369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037">
                <text:p>370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157">
                <text:p>37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277">
                <text:p>37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397">
                <text:p>37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517">
                <text:p>375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637">
                <text:p>376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757">
                <text:p>377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877">
                <text:p>37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7997">
                <text:p>37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117">
                <text:p>38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237">
                <text:p>382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357">
                <text:p>38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477">
                <text:p>384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8597">
                <text:p>385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38717">
                <text:p>38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38837">
                <text:p>388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38957">
                <text:p>38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077">
                <text:p>390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197">
                <text:p>391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317">
                <text:p>393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437">
                <text:p>394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557">
                <text:p>395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677">
                <text:p>39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797">
                <text:p>397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9917">
                <text:p>39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037">
                <text:p>400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157">
                <text:p>401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277">
                <text:p>40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397">
                <text:p>40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517">
                <text:p>405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637">
                <text:p>406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757">
                <text:p>40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877">
                <text:p>408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997">
                <text:p>409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117">
                <text:p>41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237">
                <text:p>412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357">
                <text:p>41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477">
                <text:p>414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597">
                <text:p>415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716">
                <text:p>417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836">
                <text:p>418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1956">
                <text:p>419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076">
                <text:p>42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196">
                <text:p>42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316">
                <text:p>42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436">
                <text:p>424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556">
                <text:p>42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676">
                <text:p>426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796">
                <text:p>427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2916">
                <text:p>429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036">
                <text:p>430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156">
                <text:p>431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276">
                <text:p>43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396">
                <text:p>433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516">
                <text:p>435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636">
                <text:p>436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756">
                <text:p>437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876">
                <text:p>438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3996">
                <text:p>43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116">
                <text:p>44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236">
                <text:p>44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356">
                <text:p>443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476">
                <text:p>44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596">
                <text:p>445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716">
                <text:p>447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836">
                <text:p>448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4956">
                <text:p>449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076">
                <text:p>45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196">
                <text:p>45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316">
                <text:p>45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436">
                <text:p>454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556">
                <text:p>45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676">
                <text:p>456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796">
                <text:p>457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5916">
                <text:p>459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036">
                <text:p>460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156">
                <text:p>461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276">
                <text:p>46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396">
                <text:p>463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516">
                <text:p>465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636">
                <text:p>466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756">
                <text:p>467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876">
                <text:p>468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6996">
                <text:p>46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116">
                <text:p>47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236">
                <text:p>47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356">
                <text:p>473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476">
                <text:p>47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596">
                <text:p>475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716">
                <text:p>477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836">
                <text:p>478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7956">
                <text:p>479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076">
                <text:p>48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196">
                <text:p>48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316">
                <text:p>48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436">
                <text:p>484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556">
                <text:p>48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676">
                <text:p>486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796">
                <text:p>487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8915">
                <text:p>489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035">
                <text:p>49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155">
                <text:p>49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275">
                <text:p>49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395">
                <text:p>493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515">
                <text:p>49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635">
                <text:p>496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755">
                <text:p>497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875">
                <text:p>49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995">
                <text:p>49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115">
                <text:p>50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235">
                <text:p>50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355">
                <text:p>50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475">
                <text:p>504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595">
                <text:p>505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715">
                <text:p>50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835">
                <text:p>508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0955">
                <text:p>50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075">
                <text:p>510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195">
                <text:p>511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315">
                <text:p>513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435">
                <text:p>514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555">
                <text:p>515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675">
                <text:p>51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795">
                <text:p>51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1915">
                <text:p>519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035">
                <text:p>52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155">
                <text:p>52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275">
                <text:p>52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395">
                <text:p>523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515">
                <text:p>52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635">
                <text:p>526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755">
                <text:p>527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875">
                <text:p>52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995">
                <text:p>52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115">
                <text:p>53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235">
                <text:p>53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355">
                <text:p>53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475">
                <text:p>534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595">
                <text:p>535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715">
                <text:p>53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835">
                <text:p>538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3955">
                <text:p>5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075">
                <text:p>540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195">
                <text:p>541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315">
                <text:p>543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435">
                <text:p>544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555">
                <text:p>545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675">
                <text:p>54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795">
                <text:p>54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4915">
                <text:p>549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035">
                <text:p>55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155">
                <text:p>55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275">
                <text:p>55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395">
                <text:p>553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515">
                <text:p>55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635">
                <text:p>556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755">
                <text:p>557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875">
                <text:p>55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5995">
                <text:p>55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114">
                <text:p>561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234">
                <text:p>56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354">
                <text:p>563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474">
                <text:p>56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594">
                <text:p>565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714">
                <text:p>567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834">
                <text:p>56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6954">
                <text:p>569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074">
                <text:p>57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194">
                <text:p>57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314">
                <text:p>57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434">
                <text:p>57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554">
                <text:p>575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674">
                <text:p>576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794">
                <text:p>577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7914">
                <text:p>579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034">
                <text:p>58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154">
                <text:p>58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274">
                <text:p>58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394">
                <text:p>583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514">
                <text:p>58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634">
                <text:p>586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754">
                <text:p>58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874">
                <text:p>58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994">
                <text:p>58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114">
                <text:p>591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234">
                <text:p>59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354">
                <text:p>593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474">
                <text:p>59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594">
                <text:p>595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714">
                <text:p>597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834">
                <text:p>59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9954">
                <text:p>599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074">
                <text:p>60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194">
                <text:p>60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314">
                <text:p>60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434">
                <text:p>60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554">
                <text:p>605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674">
                <text:p>606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794">
                <text:p>607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0914">
                <text:p>609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034">
                <text:p>61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154">
                <text:p>61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274">
                <text:p>61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394">
                <text:p>613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514">
                <text:p>61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634">
                <text:p>616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754">
                <text:p>61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874">
                <text:p>61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1994">
                <text:p>61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62114">
                <text:p>6211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